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8" style:parent-style-name="Policepardéfaut" style:family="text">
      <style:text-properties fo:text-transform="uppercase"/>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soft-page-break/>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 Présentation de l’entreprise et des Compétence liée à son Activité<text:s/></text:p>
      <text:p text:style-name="Normal"/>
      <text:p text:style-name="P4">/*Note pour moi-même Mr Watel étant en réunion toute la matinée j’ai fait le pure « stagiaire » à faire le café</text:p>
      <text:p text:style-name="P5">De plus il faudrait que j’aie libérer mon bureau le 12 au matin mais aussi le 16 et 17 mai afin de libérer de la place pour que les élus aient plus de place pour travailler */<text:s/></text:p>
      <text:p text:style-name="Normal"/>
      <text:p text:style-name="P6">12/04/2018</text:p>
      <text:p text:style-name="P7">Changement de bureau Mr Watel -&gt; Mr Loye Agathe</text:p>
      <text:p text:style-name="Normal">Création de la base de données<text:s/></text:p>
      <text:p text:style-name="Normal">Réunion EQUINOX pour modification et création d’un nouvel onglets sur le<text:s/>site de la CCLO</text:p>
      <text:p text:style-name="Normal"/>
      <text:p text:style-name="Normal">13/04/2018</text:p>
      <text:p text:style-name="Normal">Présentation de la solution par l’entreprise Up<text:s/></text:p>
      <text:p text:style-name="Normal">Logiciel web assez lourd de visu mais très complet en termes de fonctionnalité, la solution proposer rempli le cahier des charges préalablement établie La solution étant toute<text:s/>fois plus adapter a des communautés ayant bcp plus de personne pour le portage de repas la solution sera donc simplifiée<text:s/></text:p>
      <text:p text:style-name="Normal">Apporte même des fonctionnalités supplémentaires comme des statistiques d’utilisation<text:s/></text:p>
      <text:p text:style-name="Normal">Suivie d’une présentation de ma solution pour comparaitre et apporter des points critiques sur les deux solutions<text:s/></text:p>
      <text:p text:style-name="Normal"/>
      <text:soft-page-break/>
      <text:p text:style-name="Normal">16/04/2018</text:p>
      <text:p text:style-name="Normal">Présentation de la solution par la société Berger Levrault</text:p>
      <text:p text:style-name="Normal">Solution web assez simple d’interface et fonctionnelle, très pratique pour la saisie d’un nouveau contact<text:s/></text:p>
      <text:p text:style-name="Normal">Problème du système présenter ne correspond pas au niveau du menu car ne permet pas de renseigner les différents choix concernant les menus normaux et sans sel, car le logiciel ne peut de ne renseigner qu’un menu dit « TYPE » A B ou C</text:p>
      <text:p text:style-name="Normal">Du coup incompatibilité avec la<text:s/>volonté de la<text:s/><text:span text:style-name="T8">ccclo</text:span>.</text:p>
      <text:p text:style-name="Normal">Réglage de problème avec wampserver aucun serveur ne se lance depuis le13/04</text:p>
      <text:p text:style-name="Normal">Solution essayer : désinstaller/réinstaller ; Mise à jour Windows Mise à jour Appache<text:s/></text:p>
      <text:p text:style-name="Normal">Recherche de solution sur internet sans résultats<text:s/></text:p>
      <text:p text:style-name="Normal">Solution trouvé désinstallé et installation d’EasyPhp<text:s/></text:p>
      <text:p text:style-name="Normal"/>
      <text:p text:style-name="Normal">17-18/04/2018</text:p>
      <text:p text:style-name="Normal">Création nav barre contenant les différents onglets<text:s/></text:p>
      <text:p text:style-name="Normal">Nouveau problème <text:s/>avec mon interpréteur php ne fonctionne à nouveau plus après une journée d’utilisation<text:s/></text:p>
      <text:p text:style-name="Normal">Solution trouvé prendre à distance la commande<text:s/>de mon ordinateur a partir de l’ordinateur de l’entreprise <text:s/></text:p>
      <text:p text:style-name="Normal"/>
      <text:p text:style-name="Normal">19-20/04/2018</text:p>
      <text:p text:style-name="Normal">Création page Ajout Bénéficiaire <text:s/>Et page recherche bénéficiaire<text:s/></text:p>
      <text:p text:style-name="Normal">Création page Menu Classique page Sans sel page sans sucre<text:s/></text:p>
      <text:p text:style-name="Normal"/>
      <text:p text:style-name="Normal">23-24/04/2018</text:p>
      <text:p text:style-name="Normal">Création des requêtes <text:s/>pour insertion<text:s/>menu classique et bénéficiaire</text:p>
      <text:p text:style-name="Normal">Plus modification de la table Menu =&gt; MenuNormal et ajout de100 champ a la table correspondant <text:s/></text:p>
      <text:p text:style-name="Normal"/>
      <text:p text:style-name="Normal">25/04/2018</text:p>
      <text:p text:style-name="Normal">Rédaction rapport partie présentation et développement<text:s/></text:p>
      <text:p text:style-name="Normal">Requete pour ajout MenuNormale <text:s/>SansSel et Sans Sucre<text:s/></text:p>
      <text:p text:style-name="Normal"/>
      <text:p text:style-name="Normal"/>
      <text:p text:style-name="Normal"/>
      <text:soft-page-break/>
      <text:p text:style-name="Normal">26-27/04/2018</text:p>
      <text:p text:style-name="Normal">Gros problème entre la requête et la bdd<text:s/></text:p>
      <text:p text:style-name="Normal">Pas d’erreur au niveau de la requête mais rien ne s’enregistrais dans la bdd<text:s/></text:p>
      <text:p text:style-name="Normal">J’ai refait la page de A a Z et cela fonctionne</text:p>
      <text:p text:style-name="Normal"/>
      <text:p text:style-name="Normal">30/04/2018</text:p>
      <text:p text:style-name="Normal">Finition de la page saisie Bénéficiaire et recherche</text:p>
      <text:p text:style-name="Normal">2-3/04/2018</text:p>
      <text:p text:style-name="Normal">Fonction Modifier Supprimer <text:s/>+ <text:s/>fonction Ajout Menu Classique<text:s/></text:p>
      <text:p text:style-name="Normal">4/04/2018</text:p>
      <text:p text:style-name="Normal">Présentation de l’état d’avancement de mon projet<text:s/></text:p>
      <text:p text:style-name="Normal">Prise en compte des modifications à effectuer<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Stagiaire4</meta:initial-creator>
    <dc:creator>thomas samul</dc:creator>
    <meta:creation-date>2018-04-04T08:50:00Z</meta:creation-date>
    <dc:date>2018-05-07T09:23:00Z</dc:date>
    <meta:template xlink:href="Normal" xlink:type="simple"/>
    <meta:editing-cycles>26</meta:editing-cycles>
    <meta:editing-duration>PT179220S</meta:editing-duration>
    <meta:document-statistic meta:page-count="4" meta:paragraph-count="10" meta:word-count="802" meta:character-count="5203" meta:row-count="36" meta:non-whitespace-character-count="4411"/>
  </office:meta>
</office:document-meta>
</file>